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dictOptions: Enum</text:p>
          </table:table-cell>
          <table:table-cell table:number-columns-repeated="2"/>
        </table:table-row>
        <table:table-row table:style-name="ro1" table:number-rows-repeated="1048421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47:Sheet1.C1048576 Sheet1.C134:Sheet1.C134 Sheet1.C108:Sheet1.C132 Sheet1.C140:Sheet1.C14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46:Sheet1.C14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2:37:49.921888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30T14:02:37.003995742</dc:date>
    <meta:editing-duration>P2DT1H2M43S</meta:editing-duration>
    <meta:editing-cycles>195</meta:editing-cycles>
    <meta:generator>LibreOffice/7.3.1.3$Linux_X86_64 LibreOffice_project/30$Build-3</meta:generator>
    <meta:document-statistic meta:table-count="1" meta:cell-count="640" meta:object-count="0"/>
  </office:meta>
</office:document-meta>
</file>